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4*"/>
    </style:style>
    <style:style style:name="Table5.B" style:family="table-column">
      <style:table-column-properties style:column-width="2.521cm" style:rel-column-width="10660*"/>
    </style:style>
    <style:style style:name="Table5.C" style:family="table-column">
      <style:table-column-properties style:column-width="1.732cm" style:rel-column-width="7325*"/>
    </style:style>
    <style:style style:name="Table5.D" style:family="table-column">
      <style:table-column-properties style:column-width="1.829cm" style:rel-column-width="7735*"/>
    </style:style>
    <style:style style:name="Table5.E" style:family="table-column">
      <style:table-column-properties style:column-width="6.078cm" style:rel-column-width="25701*"/>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2"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justify" style:justify-single-word="false"/>
      <style:text-properties fo:language="en" fo:country="US"/>
    </style:style>
    <style:style style:name="P12" style:family="paragraph" style:parent-style-name="Text_20_body">
      <style:paragraph-properties fo:text-align="justify" style:justify-single-word="false"/>
    </style:style>
    <style:style style:name="P13" style:family="paragraph" style:parent-style-name="Heading_20_3">
      <style:text-properties fo:language="en" fo:country="US"/>
    </style:style>
    <style:style style:name="P14" style:family="paragraph" style:parent-style-name="Text_20_body">
      <style:paragraph-properties fo:margin-left="1.27cm" fo:margin-right="0cm" fo:text-indent="0cm" style:auto-text-indent="false"/>
    </style:style>
    <style:style style:name="P15" style:family="paragraph" style:parent-style-name="Heading_20_4">
      <style:paragraph-properties fo:margin-left="-3.81cm" fo:margin-right="0cm" fo:text-indent="0cm" style:auto-text-indent="false"/>
    </style:style>
    <style:style style:name="P16" style:family="paragraph" style:parent-style-name="Table_20_Contents">
      <style:text-properties fo:font-size="10pt" style:font-size-asian="10pt" style:font-size-complex="10pt"/>
    </style:style>
    <style:style style:name="P17" style:family="paragraph" style:parent-style-name="Table_20_Heading">
      <style:text-properties fo:font-size="10pt" style:font-size-asian="10pt" style:font-size-complex="10pt"/>
    </style:style>
    <style:style style:name="P18" style:family="paragraph" style:parent-style-name="Contents_20_1">
      <style:paragraph-properties>
        <style:tab-stops>
          <style:tab-stop style:position="15.498cm" style:type="right" style:leader-style="dotted" style:leader-text="."/>
        </style:tab-stops>
      </style:paragraph-properties>
    </style:style>
    <style:style style:name="P19" style:family="paragraph" style:parent-style-name="Contents_20_2">
      <style:paragraph-properties>
        <style:tab-stops>
          <style:tab-stop style:position="15.109cm" style:type="right" style:leader-style="dotted" style:leader-text="."/>
        </style:tab-stops>
      </style:paragraph-properties>
    </style:style>
    <style:style style:name="P20" style:family="paragraph" style:parent-style-name="Standard">
      <style:paragraph-properties style:text-autospace="none"/>
      <style:text-properties fo:color="#808080"/>
    </style:style>
    <style:style style:name="P21" style:family="paragraph" style:parent-style-name="Standard">
      <style:paragraph-properties style:text-autospace="none"/>
      <style:text-properties fo:color="#808080"/>
    </style:style>
    <style:style style:name="P22" style:family="paragraph" style:parent-style-name="Standard">
      <style:paragraph-properties style:text-autospace="none"/>
      <style:text-properties fo:color="#808080"/>
    </style:style>
    <style:style style:name="P23" style:family="paragraph" style:parent-style-name="Standard">
      <style:paragraph-properties style:text-autospace="none"/>
    </style:style>
    <style:style style:name="P24" style:family="paragraph" style:parent-style-name="Text_20_body" style:list-style-name="WW8Num35"/>
    <style:style style:name="P25" style:family="paragraph" style:parent-style-name="Text_20_body" style:list-style-name="WW8Num35"/>
    <style:style style:name="P26" style:family="paragraph" style:parent-style-name="Text_20_body" style:list-style-name="WW8Num35"/>
    <style:style style:name="P27" style:family="paragraph" style:parent-style-name="Text_20_body" style:list-style-name="WW8Num35"/>
    <style:style style:name="P28" style:family="paragraph" style:parent-style-name="Text_20_body" style:list-style-name="WW8Num35"/>
    <style:style style:name="P29" style:family="paragraph" style:parent-style-name="Text_20_body" style:list-style-name="WW8Num35"/>
    <style:style style:name="P30" style:family="paragraph" style:parent-style-name="Text_20_body" style:list-style-name="WW8Num15"/>
    <style:style style:name="P31" style:family="paragraph" style:parent-style-name="Text_20_body" style:list-style-name="WW8Num15"/>
    <style:style style:name="P32" style:family="paragraph" style:parent-style-name="Text_20_body" style:list-style-name="WW8Num15"/>
    <style:style style:name="P33" style:family="paragraph" style:parent-style-name="Text_20_body" style:list-style-name="WW8Num15"/>
    <style:style style:name="P34" style:family="paragraph" style:parent-style-name="Text_20_body">
      <style:text-properties fo:language="en" fo:country="US"/>
    </style:style>
    <style:style style:name="P35" style:family="paragraph" style:parent-style-name="Text_20_body" style:list-style-name="WW8Num15"/>
    <style:style style:name="P36" style:family="paragraph" style:parent-style-name="Text_20_body" style:list-style-name="WW8Num35"/>
    <style:style style:name="P37" style:family="paragraph" style:parent-style-name="Text_20_body" style:list-style-name="WW8Num35"/>
    <style:style style:name="P38" style:family="paragraph" style:parent-style-name="Text_20_body">
      <style:text-properties fo:font-size="10pt" fo:language="en" fo:country="US" style:font-size-asian="10pt" style:font-size-complex="10pt"/>
    </style:style>
    <style:style style:name="P39" style:family="paragraph" style:parent-style-name="Text_20_body" style:list-style-name="WW8Num21"/>
    <style:style style:name="P40" style:family="paragraph" style:parent-style-name="Text_20_body" style:list-style-name="WW8Num35"/>
    <style:style style:name="P41" style:family="paragraph" style:parent-style-name="Text_20_body" style:list-style-name="WW8Num35"/>
    <style:style style:name="P42" style:family="paragraph" style:parent-style-name="Text_20_body" style:list-style-name="WW8Num35"/>
    <style:style style:name="P43" style:family="paragraph" style:parent-style-name="Text_20_body" style:list-style-name="WW8Num21"/>
    <style:style style:name="P44" style:family="paragraph" style:parent-style-name="Text_20_body" style:list-style-name="WW8Num35"/>
    <style:style style:name="P45" style:family="paragraph" style:parent-style-name="Text_20_body" style:list-style-name="WW8Num35"/>
    <style:style style:name="P46" style:family="paragraph" style:parent-style-name="Text_20_body" style:list-style-name="WW8Num35"/>
    <style:style style:name="P47" style:family="paragraph" style:parent-style-name="Text_20_body" style:list-style-name="WW8Num35"/>
    <style:style style:name="P48" style:family="paragraph" style:parent-style-name="Text_20_body" style:list-style-name="WW8Num21"/>
    <style:style style:name="P49" style:family="paragraph" style:parent-style-name="Text_20_body" style:list-style-name="WW8Num35"/>
    <style:style style:name="P50" style:family="paragraph" style:parent-style-name="Text_20_body" style:list-style-name="WW8Num2"/>
    <style:style style:name="P51" style:family="paragraph" style:parent-style-name="Text_20_body" style:list-style-name="WW8Num2"/>
    <style:style style:name="P52" style:family="paragraph" style:parent-style-name="Text_20_body" style:list-style-name="WW8Num24"/>
    <style:style style:name="P53" style:family="paragraph" style:parent-style-name="Text_20_body" style:list-style-name="WW8Num24"/>
    <style:style style:name="P54" style:family="paragraph" style:parent-style-name="Text_20_body">
      <style:text-properties fo:language="et" fo:country="EE"/>
    </style:style>
    <style:style style:name="P55" style:family="paragraph" style:parent-style-name="Text_20_body" style:list-style-name="WW8Num30"/>
    <style:style style:name="P56" style:family="paragraph" style:parent-style-name="Text_20_body" style:list-style-name="WW8Num30"/>
    <style:style style:name="P57" style:family="paragraph" style:parent-style-name="Text_20_body" style:list-style-name="WW8Num30"/>
    <style:style style:name="P58" style:family="paragraph" style:parent-style-name="Text_20_body" style:list-style-name="WW8Num30"/>
    <style:style style:name="P59" style:family="paragraph" style:parent-style-name="Text_20_body">
      <style:text-properties style:font-name="Times New Roman1" fo:font-size="12pt"/>
    </style:style>
    <style:style style:name="P60" style:family="paragraph" style:parent-style-name="Text_20_body" style:list-style-name="WW8Num4"/>
    <style:style style:name="P61" style:family="paragraph" style:parent-style-name="Text_20_body" style:list-style-name="WW8Num4"/>
    <style:style style:name="P62" style:family="paragraph" style:parent-style-name="Text_20_body" style:list-style-name="WW8Num4"/>
    <style:style style:name="P63" style:family="paragraph" style:parent-style-name="Text_20_body" style:list-style-name="WW8Num4"/>
    <style:style style:name="P64" style:family="paragraph" style:parent-style-name="Text_20_body" style:list-style-name="WW8Num4"/>
    <style:style style:name="P65" style:family="paragraph" style:parent-style-name="Text_20_body" style:list-style-name="WW8Num21"/>
    <style:style style:name="P66" style:family="paragraph" style:parent-style-name="Text_20_body" style:list-style-name="WW8Num35"/>
    <style:style style:name="P67" style:family="paragraph" style:parent-style-name="Text_20_body" style:list-style-name="WW8Num35"/>
    <style:style style:name="P68" style:family="paragraph" style:parent-style-name="Text_20_body" style:list-style-name="WW8Num35"/>
    <style:style style:name="P69" style:family="paragraph" style:parent-style-name="Text_20_body" style:list-style-name="WW8Num21"/>
    <style:style style:name="P70" style:family="paragraph" style:parent-style-name="Text_20_body" style:list-style-name="WW8Num35"/>
    <style:style style:name="P71" style:family="paragraph" style:parent-style-name="Text_20_body" style:list-style-name="WW8Num21"/>
    <style:style style:name="P72" style:family="paragraph" style:parent-style-name="Text_20_body" style:list-style-name="WW8Num35"/>
    <style:style style:name="P73" style:family="paragraph" style:parent-style-name="Text_20_body" style:list-style-name="WW8Num2"/>
    <style:style style:name="P74" style:family="paragraph" style:parent-style-name="Text_20_body" style:list-style-name="WW8Num2"/>
    <style:style style:name="P75" style:family="paragraph" style:parent-style-name="Text_20_body" style:list-style-name="WW8Num30"/>
    <style:style style:name="P76" style:family="paragraph" style:parent-style-name="Text_20_body" style:list-style-name="WW8Num30"/>
    <style:style style:name="P77" style:family="paragraph" style:parent-style-name="Text_20_body" style:list-style-name="WW8Num30"/>
    <style:style style:name="P78" style:family="paragraph" style:parent-style-name="Text_20_body" style:list-style-name="WW8Num30"/>
    <style:style style:name="P79" style:family="paragraph" style:parent-style-name="Text_20_body" style:list-style-name="WW8Num30"/>
    <style:style style:name="P80" style:family="paragraph" style:parent-style-name="Text_20_body" style:list-style-name="WW8Num30"/>
    <style:style style:name="P81" style:family="paragraph" style:parent-style-name="Text_20_body" style:list-style-name="Numbering_20_1"/>
    <style:style style:name="P82" style:family="paragraph" style:parent-style-name="Text_20_body" style:list-style-name="Numbering_20_1"/>
    <style:style style:name="P83" style:family="paragraph" style:parent-style-name="Text_20_body" style:list-style-name="WW8Num28"/>
    <style:style style:name="P84" style:family="paragraph" style:parent-style-name="Text_20_body" style:list-style-name="WW8Num28"/>
    <style:style style:name="P85" style:family="paragraph" style:parent-style-name="Text_20_body" style:list-style-name="WW8Num28"/>
    <style:style style:name="P86" style:family="paragraph" style:parent-style-name="Text_20_body" style:list-style-name="WW8Num28"/>
    <style:style style:name="P8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8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89"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90"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9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92" style:family="paragraph" style:parent-style-name="Text_20_body">
      <style:paragraph-properties fo:margin-top="0cm" fo:margin-bottom="0.199cm" fo:orphans="2" fo:widows="2" style:text-autospace="ideograph-alpha" style:punctuation-wrap="hanging" style:vertical-align="auto" style:writing-mode="lr-tb"/>
    </style:style>
    <style:style style:name="P93" style:family="paragraph" style:parent-style-name="Cover_20_-_20_Report_20_Type" style:master-page-name="Standard"/>
    <style:style style:name="P94" style:family="paragraph" style:parent-style-name="Cover_20_-_20_Report_20_Type" style:master-page-name="Standard"/>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bold"/>
    </style:style>
    <style:style style:name="T6" style:family="text">
      <style:text-properties fo:language="en" fo:country="US" fo:font-weight="bold" style:font-weight-asian="bold" style:font-size-complex="7.5pt"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7.5pt"/>
    </style:style>
    <style:style style:name="T9" style:family="text">
      <style:text-properties fo:language="en" fo:country="US" fo:font-style="italic" style:font-style-asian="italic"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style:font-name="Courier New2" fo:font-size="11pt" fo:language="en" fo:country="US"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style:font-size-asian="10pt" style:font-name-complex="Courier New2"/>
    </style:style>
    <style:style style:name="T14" style:family="text">
      <style:text-properties style:font-name="Courier New2" fo:font-size="10pt" fo:font-weight="normal" style:font-size-asian="10pt" style:font-weight-asian="normal" style:font-name-complex="Courier New2" style:font-weight-complex="normal"/>
    </style:style>
    <style:style style:name="T15" style:family="text">
      <style:text-properties style:text-position="super 58%" fo:language="en" fo:country="US" fo:font-weight="bold" style:font-weight-asian="bold" style:font-size-complex="7.5pt" style:font-weight-complex="bold"/>
    </style:style>
    <style:style style:name="T16" style:family="text">
      <style:text-properties fo:language="et" fo:country="EE"/>
    </style:style>
    <style:style style:name="T17" style:family="text">
      <style:text-properties fo:language="et" fo:country="EE" fo:font-weight="bold" style:font-weight-asian="bold"/>
    </style:style>
    <style:style style:name="T18" style:family="text">
      <style:text-properties fo:language="et" fo:country="EE" fo:font-weight="bold" style:font-weight-asian="bold" style:font-weight-complex="bold"/>
    </style:style>
    <style:style style:name="T19" style:family="text">
      <style:text-properties fo:language="et" fo:country="EE"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style:font-name="Times New Roman1" fo:font-size="12pt" fo:language="en" fo:country="US"/>
    </style:style>
    <style:style style:name="T25" style:family="text">
      <style:text-properties style:font-name="Times New Roman1" fo:font-size="12pt" fo:language="en" fo:country="US" fo:font-style="italic"/>
    </style:style>
    <style:style style:name="T26" style:family="text">
      <style:text-properties style:font-name="Times New Roman1" fo:font-size="12pt" fo:language="et" fo:country="EE"/>
    </style:style>
    <style:style style:name="T27" style:family="text">
      <style:text-properties style:text-line-through-style="none" fo:language="en" fo:country="GB" style:text-underline-style="none" style:text-blinking="false"/>
    </style:style>
    <style:style style:name="T28" style:family="text">
      <style:text-properties style:font-name="Times New Roman" style:font-name-asian="Times New Roman" style:font-name-complex="Times New Roman"/>
    </style:style>
    <style:style style:name="T29" style:family="text">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5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4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1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7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
      <text:p text:style-name="P9"/>
      <text:p text:style-name="P10">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General software requirements<text:tab/> <text:a xlink:type="simple" xlink:href="#1.General software requirements|outline" text:style-name="Default">4</text:a></text:p>
          <text:p text:style-name="P18">2. <text:s text:c="2"/>Setting up MySQL database platform<text:tab/> <text:a xlink:type="simple" xlink:href="#2.Setting up MySQL database platform|outline">4</text:a></text:p>
          <text:p text:style-name="P19">2.1. <text:s text:c="2"/>Download and installation<text:tab/><text:a xlink:type="simple" xlink:href="#2.1.Download and installation|outline">4</text:a></text:p>
          <text:p text:style-name="P19">2.2. <text:s text:c="2"/>Setting the database access rights<text:tab/><text:a xlink:type="simple" xlink:href="#2.2.Setting the database access rights|outline">4</text:a></text:p>
          <text:p text:style-name="P18">3. <text:s text:c="2"/>Setting up Java Runtime Environment<text:tab/> <text:a xlink:type="simple" xlink:href="#3.Setting up Java Runtime Environment|outline">5</text:a></text:p>
          <text:p text:style-name="P18">4. <text:s text:c="2"/>Setting up Apache web server<text:tab/> <text:a xlink:type="simple" xlink:href="#4.Setting up Apache web server|outline">6</text:a></text:p>
          <text:p text:style-name="P18">5. <text:s text:c="2"/>Setting up the Tomcat servlet engine<text:tab/> <text:a xlink:type="simple" xlink:href="#5.Setting up the Tomcat servlet engine|outline">6</text:a></text:p>
          <text:p text:style-name="P18">6. <text:s text:c="2"/>Connecting Apache web server and Tomcat servlet engine <text:tab/> <text:a xlink:type="simple" xlink:href="#6.Connecting Apache web server and Tomcat servlet engine |outline">6</text:a></text:p>
          <text:p text:style-name="P18">7. <text:s text:c="2"/>Setting up the MySQL driver for Java<text:tab/> <text:a xlink:type="simple" xlink:href="#7.Setting up the MySQL driver for Java|outline" text:style-name="Default" text:visited-style-name="Default">6</text:a></text:p>
          <text:p text:style-name="P18">8. <text:s text:c="2"/>Setting up the GDEM Services<text:tab/> <text:a xlink:type="simple" xlink:href="#8.Setting up the GDEM Services|outline" text:style-name="Default" text:visited-style-name="Default">7</text:a></text:p>
          <text:p text:style-name="P19">8.1. <text:s text:c="2"/>Importing GDEM database<text:tab/><text:a xlink:type="simple" xlink:href="#8.1.Importing GDEM database|outline">7</text:a></text:p>
          <text:p text:style-name="P19">8.2. <text:s text:c="2"/>Setting up Conversion and QA Service<text:tab/><text:a xlink:type="simple" xlink:href="#8.2.Setting up Conversion and QA Service|outline">8</text:a></text:p>
          <text:p text:style-name="P19">8.3. <text:s text:c="2"/>Setting up GDEM WebQuestionnaires Service<text:tab/><text:a xlink:type="simple" xlink:href="#8.3.Setting up GDEM WebQuestionnaires Service|outline">15</text:a></text:p>
          <text:p text:style-name="P19">8.4. <text:s text:c="2"/>Setting up the web root in Apache's conf<text:tab/><text:a xlink:type="simple" xlink:href="#8.4.Setting up the web root in Apache's conf|outline">18</text:a></text:p>
          <text:p text:style-name="P19">8.5. <text:s text:c="2"/>Setting up CAS user authentication<text:tab/><text:a xlink:type="simple" xlink:href="#8.5.Setting up CAS user authentication|outline" text:style-name="Default" text:visited-style-name="Default">19</text:a></text:p>
          <text:p text:style-name="P19">8.6. <text:s text:c="2"/>Configuring access control<text:tab/><text:a xlink:type="simple" xlink:href="#8.6.Configuring access control|outline">20</text:a></text:p>
          <text:p text:style-name="P18">9. <text:s text:c="2"/>Running and using the GDEM services<text:tab/> <text:a xlink:type="simple" xlink:href="#9.Running and using the GDEM services|outline">23</text:a></text:p>
        </text:index-body>
      </text:table-of-content>
      <text:p text:style-name="Text_20_body"/>
      <text:h text:style-name="P8" text:outline-level="1">General software requirements</text:h>
      <text:p text:style-name="Text_20_body"><text:span text:style-name="T1">GDEM has been tested to run on two types of </text:span><text:span text:style-name="T4">operating systems:</text:span></text:p>
      <text:list text:style-name="WW8Num35">
        <text:list-item>
          <text:p text:style-name="P24">Linux</text:p>
        </text:list-item>
        <text:list-item>
          <text:p text:style-name="P24">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24">MySQL database platform</text:p>
        </text:list-item>
        <text:list-item>
          <text:p text:style-name="P24">Java Runtime Environment</text:p>
        </text:list-item>
        <text:list-item>
          <text:p text:style-name="P24">Apache HTTP server</text:p>
        </text:list-item>
        <text:list-item>
          <text:p text:style-name="P24">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4">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11">root</text:span><text:span text:style-name="T1"> password is empty and it is recommended that you change it into something more secure. </text:span><text:span text:style-name="T24">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text:style-name="WW8Num15">
        <text:list-item>
          <text:p text:style-name="P30">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30">on the client's command line, select the MySQL grant tables database:</text:p>
        </text:list-item>
      </text:list>
      <text:p text:style-name="Example"><text:span text:style-name="Example">mysql&gt; use mysql;</text:span></text:p>
      <text:list text:style-name="WW8Num15">
        <text:list-item text:start-value="1">
          <text:p text:style-name="P30">change the root password</text:p>
        </text:list-item>
      </text:list>
      <text:p text:style-name="Example"><text:span text:style-name="Example">mysql&gt; UPDATE user SET Password=password('new_password') where User='root';</text:span></text:p>
      <text:list text:style-name="WW8Num15">
        <text:list-item text:start-value="1">
          <text:p text:style-name="P30">create a user for GDEM database, assuming the database name will be 'GDEM'</text:p>
        </text:list-item>
      </text:list>
      <text:p text:style-name="Example"><text:span text:style-name="Example">mysql&gt; INSERT INTO user (Host, User, Password) VALUES ('localhost%', 'username', password('your_password'));</text:span></text:p>
      <text:p text:style-name="P34">The latter will give to the user access rights from localhost. If your MySQL database and the GDEM application are running on different hosts, then you should also execute the following command where your_host is the host where GDEM application runs:</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30">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P34">Now the MySQL users should be configured and you are ready to import the GDEM database.</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6">Java</text:span><text:span text:style-name="T15">TM</text:span><text:span text:style-name="T6"> 2 Platform, Standard Edition (J2SE</text:span><text:span text:style-name="T15">TM</text:span><text:span text:style-name="T6">)</text:span><text:span text:style-name="T8">. Homepage for J2SE is at </text:span><text:a xlink:type="simple" xlink:href="http://java.sun.com/j2se/"><text:span text:style-name="Internet_20_link"><text:span text:style-name="T1">http://java.sun.com/j2se/</text:span></text:span></text:a><text:span text:style-name="T8">. </text:span><text:span text:style-name="Default_20_Paragraph_20_Font"><text:span text:style-name="T1">GDEM was developed and tested with JDK 1.4.2</text:span></text:span><text:span text:style-name="T1"> </text:span><text:span text:style-name="T8">which you can download both for Linux (as an RPM or a binary) and WinNT at </text:span><text:a xlink:type="simple" xlink:href="http://java.sun.com/j2se/1.3/download.html"><text:span text:style-name="Internet_20_link"><text:span text:style-name="T1">http://java.sun.com/j2se/1.4.2/index.jsp</text:span></text:span></text:a><text:span text:style-name="T8">.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4">For flexible web-management, it is recommended to run GDEM on Apache HTTP server </text:span><text:a xlink:type="simple" xlink:href="http://httpd.apache.org/"><text:span text:style-name="T24">http://httpd.apache.org/</text:span></text:a><text:span text:style-name="T24">. You can download the binary distribution for Linux from </text:span><text:a xlink:type="simple" xlink:href="http://www.apache.org/dist/httpd/binaries/"><text:span text:style-name="T24">http://nagoya.apache.org/dist/httpd/binaries/linux/</text:span></text:a><text:span text:style-name="T24">. For WinNT the binary is available at </text:span><text:a xlink:type="simple" xlink:href="http://www.apache.org/dist/httpd/binaries/"><text:span text:style-name="T24">http://nagoya.apache.org/dist/httpd/binaries/win32/</text:span></text:a><text:span text:style-name="T24">. The full documentation for installation, start-up and administration of the Apache HTTP server on Linux is available at </text:span><text:a xlink:type="simple" xlink:href="http://httpd.apache.org/docs/"><text:span text:style-name="T24">http://httpd.apache.org/docs/</text:span></text:a><text:span text:style-name="T24">. The same for WinNT platform can be found at </text:span><text:a xlink:type="simple" xlink:href="http://httpd.apache.org/docs/windows.html"><text:span text:style-name="T24">http://httpd.apache.org/docs/windows.html</text:span></text:a><text:span text:style-name="T24">.</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7">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11">Since GDEM software runs in Java Runtime Environment, it needs a Java driver for accessing MySQL database. The JDBC (Java DataBase Connection) driver for MySQL can be downloaded from</text:p>
      <text:p text:style-name="P12"><text:a xlink:type="simple" xlink:href="http://dev.mysql.com/downloads/connector/j/3.1.html"><text:span text:style-name="T27">http://dev.mysql.com/downloads/connector/j/3.1.html</text:span></text:a><text:span text:style-name="T1">. It is called </text:span><text:span text:style-name="T5">MySQL Connector/J</text:span><text:span text:style-name="T1">.</text:span></text:p>
      <text:p text:style-name="P34">GDEM has been tested to work with MySQL Connector/J version 3.1.10.</text:p>
      <text:p text:style-name="Text_20_body"><text:span text:style-name="T1">Setting up the JDBC driver is as easy as copying the </text:span><text:span text:style-name="T11">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24"><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24"><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11">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7">Table name</text:p>
          </table:table-cell>
          <table:table-cell table:style-name="Table5.A1" office:value-type="string">
            <text:p text:style-name="P17">Conversion Service</text:p>
          </table:table-cell>
          <table:table-cell table:style-name="Table5.A1" office:value-type="string">
            <text:p text:style-name="P17">QA service </text:p>
          </table:table-cell>
          <table:table-cell table:style-name="Table5.A1" office:value-type="string">
            <text:p text:style-name="P17">WebQ Service</text:p>
          </table:table-cell>
          <table:table-cell table:style-name="Table5.E1" office:value-type="string">
            <text:p text:style-name="P17">Description</text:p>
          </table:table-cell>
        </table:table-row>
        <table:table-row>
          <table:table-cell table:style-name="Table5.A2" office:value-type="string">
            <text:p text:style-name="P16">T_SCHEMA</text:p>
          </table:table-cell>
          <table:table-cell table:style-name="Table5.A2" office:value-type="string">
            <text:p text:style-name="P16">x</text:p>
          </table:table-cell>
          <table:table-cell table:style-name="Table5.A2" office:value-type="string">
            <text:p text:style-name="P16">x</text:p>
          </table:table-cell>
          <table:table-cell table:style-name="Table5.A2" office:value-type="string">
            <text:p text:style-name="P16">x</text:p>
          </table:table-cell>
          <table:table-cell table:style-name="Table5.E2" office:value-type="string">
            <text:p text:style-name="P16">Table for XML schemas</text:p>
          </table:table-cell>
        </table:table-row>
        <table:table-row>
          <table:table-cell table:style-name="Table5.A2" office:value-type="string">
            <text:p text:style-name="P16">T_ROOT_ELEM</text:p>
          </table:table-cell>
          <table:table-cell table:style-name="Table5.A2" office:value-type="string">
            <text:p text:style-name="P16">x</text:p>
          </table:table-cell>
          <table:table-cell table:style-name="Table5.A2" office:value-type="string">
            <text:p text:style-name="P16">x</text:p>
          </table:table-cell>
          <table:table-cell table:style-name="Table5.A2" office:value-type="string">
            <text:p text:style-name="P16"/>
          </table:table-cell>
          <table:table-cell table:style-name="Table5.E2" office:value-type="string">
            <text:p text:style-name="P16">Table for XML schema root elements and namespaces</text:p>
          </table:table-cell>
        </table:table-row>
        <table:table-row>
          <table:table-cell table:style-name="Table5.A2" office:value-type="string">
            <text:p text:style-name="P16">T_CONVTYPE <text:s/></text:p>
          </table:table-cell>
          <table:table-cell table:style-name="Table5.A2" office:value-type="string">
            <text:p text:style-name="P16">x</text:p>
          </table:table-cell>
          <table:table-cell table:style-name="Table5.A2" office:value-type="string">
            <text:p text:style-name="P16">x</text:p>
          </table:table-cell>
          <table:table-cell table:style-name="Table5.A2" office:value-type="string">
            <text:p text:style-name="P16"/>
          </table:table-cell>
          <table:table-cell table:style-name="Table5.E2" office:value-type="string">
            <text:p text:style-name="P16">All possible conversion types</text:p>
          </table:table-cell>
        </table:table-row>
        <table:table-row>
          <table:table-cell table:style-name="Table5.A2" office:value-type="string">
            <text:p text:style-name="P16">T_HOST</text:p>
          </table:table-cell>
          <table:table-cell table:style-name="Table5.A2" office:value-type="string">
            <text:p text:style-name="P16">x</text:p>
          </table:table-cell>
          <table:table-cell table:style-name="Table5.A2" office:value-type="string">
            <text:p text:style-name="P16">x</text:p>
          </table:table-cell>
          <table:table-cell table:style-name="Table5.A2" office:value-type="string">
            <text:p text:style-name="P16"/>
          </table:table-cell>
          <table:table-cell table:style-name="Table5.E2" office:value-type="string">
            <text:p text:style-name="P16">User credentials for different hosts</text:p>
          </table:table-cell>
        </table:table-row>
        <table:table-row>
          <table:table-cell table:style-name="Table5.A2" office:value-type="string">
            <text:p text:style-name="P16">T_STYLESHEET</text:p>
          </table:table-cell>
          <table:table-cell table:style-name="Table5.A2" office:value-type="string">
            <text:p text:style-name="P16">x</text:p>
          </table:table-cell>
          <table:table-cell table:style-name="Table5.A2" office:value-type="string">
            <text:p text:style-name="P16"/>
          </table:table-cell>
          <table:table-cell table:style-name="Table5.A2" office:value-type="string">
            <text:p text:style-name="P16"/>
          </table:table-cell>
          <table:table-cell table:style-name="Table5.E2" office:value-type="string">
            <text:p text:style-name="P16">Conversion data and file references</text:p>
          </table:table-cell>
        </table:table-row>
        <table:table-row>
          <table:table-cell table:style-name="Table5.A2" office:value-type="string">
            <text:p text:style-name="P16">T_QUERY</text:p>
          </table:table-cell>
          <table:table-cell table:style-name="Table5.A2" office:value-type="string">
            <text:p text:style-name="P16"/>
          </table:table-cell>
          <table:table-cell table:style-name="Table5.A2" office:value-type="string">
            <text:p text:style-name="P16">x</text:p>
          </table:table-cell>
          <table:table-cell table:style-name="Table5.A2" office:value-type="string">
            <text:p text:style-name="P16"/>
          </table:table-cell>
          <table:table-cell table:style-name="Table5.E2" office:value-type="string">
            <text:p text:style-name="P16">XQuery data and file references</text:p>
          </table:table-cell>
        </table:table-row>
        <table:table-row>
          <table:table-cell table:style-name="Table5.A2" office:value-type="string">
            <text:p text:style-name="P16">T_XQJOBS</text:p>
          </table:table-cell>
          <table:table-cell table:style-name="Table5.A2" office:value-type="string">
            <text:p text:style-name="P16"/>
          </table:table-cell>
          <table:table-cell table:style-name="Table5.A2" office:value-type="string">
            <text:p text:style-name="P16">x</text:p>
          </table:table-cell>
          <table:table-cell table:style-name="Table5.A2" office:value-type="string">
            <text:p text:style-name="P16"/>
          </table:table-cell>
          <table:table-cell table:style-name="Table5.E2" office:value-type="string">
            <text:p text:style-name="P16">Work-queue system jobs</text:p>
          </table:table-cell>
        </table:table-row>
        <table:table-row>
          <table:table-cell table:style-name="Table5.A2" office:value-type="string">
            <text:p text:style-name="P16">T_FILE</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x</text:p>
          </table:table-cell>
          <table:table-cell table:style-name="Table5.E2" office:value-type="string">
            <text:p text:style-name="P16">XForms data and file references</text:p>
          </table:table-cell>
        </table:table-row>
        <table:table-row>
          <table:table-cell table:style-name="Table5.A2" office:value-type="string">
            <text:p text:style-name="P16">T_LANGUAGE</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x</text:p>
          </table:table-cell>
          <table:table-cell table:style-name="Table5.E2" office:value-type="string">
            <text:p text:style-name="P16">XForms language</text:p>
          </table:table-cell>
        </table:table-row>
        <table:table-row>
          <table:table-cell table:style-name="Table5.A2" office:value-type="string">
            <text:p text:style-name="P16">T_XFBROWSER</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x</text:p>
          </table:table-cell>
          <table:table-cell table:style-name="Table5.E2" office:value-type="string">
            <text:p text:style-name="P16">XForms browsers</text:p>
          </table:table-cell>
        </table:table-row>
        <table:table-row>
          <table:table-cell table:style-name="Table5.A2" office:value-type="string">
            <text:p text:style-name="P38">T_UPL_SCHEMA</text:p>
          </table:table-cell>
          <table:table-cell table:style-name="Table5.A2" office:value-type="string">
            <text:p text:style-name="P16">x</text:p>
          </table:table-cell>
          <table:table-cell table:style-name="Table5.A2" office:value-type="string">
            <text:p text:style-name="P16"/>
          </table:table-cell>
          <table:table-cell table:style-name="Table5.A2" office:value-type="string">
            <text:p text:style-name="P16"/>
          </table:table-cell>
          <table:table-cell table:style-name="Table5.E2" office:value-type="string">
            <text:p text:style-name="P38">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39">Conversion service</text:p>
        </text:list-item>
      </text:list>
      <text:list text:style-name="WW8Num35">
        <text:list-item text:start-value="1">
          <text:p text:style-name="P24">Stylesheet Repository – web-based database for storing stylesheets (xsl).</text:p>
        </text:list-item>
        <text:list-item>
          <text:p text:style-name="P24">Web Converter - <text:s/>web interface for conversion service (XML conversions, Excel to XML)</text:p>
        </text:list-item>
        <text:list-item>
          <text:p text:style-name="P24">XML-RPC methods for remote conversions</text:p>
        </text:list-item>
      </text:list>
      <text:list text:style-name="WW8Num21">
        <text:list-item text:start-value="1">
          <text:p text:style-name="P39">QA service</text:p>
        </text:list-item>
      </text:list>
      <text:list text:style-name="WW8Num35">
        <text:list-item text:start-value="1">
          <text:p text:style-name="P24">XQueries repository – web-based database for storing XQuery scripts</text:p>
        </text:list-item>
        <text:list-item>
          <text:p text:style-name="P24">Work-queue system – <text:s/>work-queue engine for running jobs and web-based interface for monitoring jobs</text:p>
        </text:list-item>
        <text:list-item>
          <text:p text:style-name="P24">Sandbox for XQueries – web page for running and editing XQuery scripts</text:p>
        </text:list-item>
        <text:list-item>
          <text:p text:style-name="P24">XML-RPC methods for remote quality assurance</text:p>
        </text:list-item>
      </text:list>
      <text:list text:style-name="WW8Num21">
        <text:list-item text:start-value="1">
          <text:p text:style-name="P39">Validation service</text:p>
        </text:list-item>
      </text:list>
      <text:list text:style-name="WW8Num35">
        <text:list-item text:start-value="1">
          <text:p text:style-name="P24">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6">In the following chapters the disribution's root directory </text:span><text:span text:style-name="T12">/xmlconv</text:span><text:span text:style-name="T16"> will be referred to as GDEM home directory (XMLCONV_HOME). The same GDEM directory structure is meant both for Linux and WinNT.</text:span></text:p>
      <text:h text:style-name="Heading_20_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_20_body"><text:span text:style-name="T16">GDEM Java source files are located in XMLCONV_HOME/src directory. Since no built class files are offered with GDEM package, you must build that source. </text:span><text:span text:style-name="T26">It is recommended that for this operation you use the Apache Ant tool. </text:span><text:span text:style-name="T16">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6">. The download is available at </text:span><text:a xlink:type="simple" xlink:href="http://ant.apache.org/bindownload.cgi"><text:span text:style-name="Internet_20_link">http://ant.apache.org/bindownload.cgi</text:span></text:a><text:span text:style-name="T16">.</text:span></text:p>
      <text:p text:style-name="Text_20_body"><text:span text:style-name="T16">Please follow the guideliens at </text:span><text:a xlink:type="simple" xlink:href="http://ant.apache.org/manual/index.html"><text:span text:style-name="Internet_20_link">http://ant.apache.org/manual/index.html</text:span></text:a><text:span text:style-name="T16"> for installation.</text:span></text:p>
      <text:p text:style-name="Text_20_body"><text:span text:style-name="T26">Using Ant is fairly straight forward. Ant is using XML-formatted build file for installation. </text:span><text:span text:style-name="T24">Build.xml can be found from </text:span><text:span text:style-name="T26">XMLCONV</text:span><text:span text:style-name="T1"> </text:span><text:span text:style-name="T24">_HOME directory. The main target of the ant call is </text:span><text:span text:style-name="T25">install</text:span><text:span text:style-name="T24">, which creates the folders, copies files and compiles all the classes. Install parameters are stored in build.properties file. It refers to the directory, where the service will be installed. Usually it is webapps directory of Tomcat. The ant call should look as follows:</text:span><text:span text:style-name="T1"> </text:span></text:p>
      <text:p text:style-name="Example"><text:span text:style-name="Example"><text:span text:style-name="T12">shell&gt; ant_home/bin/</text:span></text:span><text:span text:style-name="Example"><text:span text:style-name="T1">ant install</text:span></text:span></text:p>
      <text:p text:style-name="P87">Ant reads all arguments from build.properties file:</text:p>
      <text:p text:style-name="P87"><text:tab/>build.dir - directory where the application will be installed eg. <text:s/>/tomcat/webapps</text:p>
      <text:p text:style-name="P89"><text:tab/>servletapi.jar - servletapi.jar file location eg. /tomcat/common/lib/srvletapi.jar</text:p>
      <text:p text:style-name="P89"><text:tab/>vhost - if tdefined, the application will be installed as a new virtual host. </text:p>
      <text:p text:style-name="P20"><text:tab/><text:tab/><text:tab/><text:tab/><text:tab/><text:tab/><text:tab/><text:tab/><text:tab/><text:tab/><text:tab/></text:p>
      <text:p text:style-name="P91"><text:tab/><text:span text:style-name="T29">If build.properties doesn't exist yet, then make a copy from default.properties and rename it to build.properties. Modify properties, if needed.</text:span></text:p>
      <text:p text:style-name="P20"><text:tab/></text:p>
      <text:p text:style-name="P92"><text:span text:style-name="T29">The main targets are:</text:span></text:p>
      <text:p text:style-name="P89"><text:span text:style-name="T20">compile</text:span> - c<text:span text:style-name="T29">ompiles java classes into classes.dir.</text:span></text:p>
      <text:p text:style-name="P90">buildjar - <text:span text:style-name="T29">builds xmlconv.jar into WEB-INF/lib directory. removes also compiled java classes from classes directory.</text:span></text:p>
      <text:p text:style-name="P90">install <text:span text:style-name="T23">– (default target) </text:span>c<text:span text:style-name="T29">reates the correct deployment directory structure in the target build.dir and copies all web (jsp, xsl, xml,images, css and js), configuration (web.xml) related data there, java libraries and builds jar file.</text:span></text:p>
      <text:p text:style-name="P90">clean - <text:span text:style-name="T29">this target removes all compiled java classes from classes.dir, but does not touch the rest (jsp, html, xml, stylesheets etc.)</text:span></text:p>
      <text:p text:style-name="P90">test - <text:span text:style-name="T29">runs unit tests.</text:span></text:p>
      <text:p text:style-name="P23"><text:span text:style-name="T1"/></text:p>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13"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_20_body">XMLCONV web setup and configuration is to be written into 2 files:</text:p>
      <text:list text:style-name="WW8Num2">
        <text:list-item>
          <text:p text:style-name="P50">server.xml file in TOMCAT_HOME/conf directory</text:p>
        </text:list-item>
        <text:list-item>
          <text:p text:style-name="P50">web.xml file in XMLCONV_HOME/public/WEB-INF directory</text:p>
        </text:list-item>
      </text:list>
      <text:p text:style-name="Text_20_body"><text:span text:style-name="T18">NB!</text:span><text:span text:style-name="T16"> Before reading the following guidelines on conrete configuration needs for GDEM, please read first the Tomcat manuals on how to configure those files in general.</text:span></text:p>
      <text:p text:style-name="Text_20_body"><text:span text:style-name="T19">server.xml</text:span><text:span text:style-name="T16">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52">in <text:span text:style-name="T13">&lt;Host name="localhost" debug="0" appBase="..." ...&gt;</text:span> declaration set the 'appBase' to the full path of your web applications directory (the directory where <text:span text:style-name="T16">XMLCONV</text:span>_HOME is residing).</text:p>
        </text:list-item>
        <text:list-item>
          <text:p text:style-name="P52">between the <text:span text:style-name="T13">&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3">path</text:span>’ in <text:span text:style-name="T13">&lt;Context&gt;</text:span> holds the context path that your GDEM will have in web URLs, relative to host URL.</text:p>
      <text:p text:style-name="Text_20_body">***</text:p>
      <text:p text:style-name="Text_20_body">Change the value of attribute ‘<text:span text:style-name="T13">docBase</text:span>’ in <text:span text:style-name="T13">&lt;Context&gt;</text:span> to the full path of <text:span text:style-name="T16">XMLCONV</text:span>_HOME/public. No other directories of GDEM should be visible through the web server.</text:p>
      <text:p text:style-name="Text_20_body"><text:span text:style-name="T19">web.xml</text:span><text:span text:style-name="T16">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2">&lt;display-name&gt;</text:span><text:span text:style-name="T16"> The name is displayed in the header of each page in sitetagline field. </text:span></text:p>
      <text:p text:style-name="Text_20_body">***</text:p>
      <text:p text:style-name="P54">&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T12">&lt;servlet&gt;</text:span><text:span text:style-name="T16"> and </text:span><text:span text:style-name="T12">&lt;servlet-mapping&gt;</text:span><text:span text:style-name="T16"> tags declare the GDEM servlets and their URL mappings. You should not change them.</text:span></text:p>
      <text:p text:style-name="Text_20_body">***</text:p>
      <text:p text:style-name="Text_20_body"><text:span text:style-name="T12">&lt;welcome-file-list&gt;</text:span><text:span text:style-name="T16"> tag is for declaring the files that the web server should display when the GDEM directory listing is requested by URL.</text:span></text:p>
      <text:p text:style-name="Text_20_body">***</text:p>
      <text:p text:style-name="Text_20_body"><text:span text:style-name="T12">&lt;load-on-startup/&gt; </text:span><text:span text:style-name="T16">tag is for loading a servlet during Tomcat startup. In GDEM Work-queue system is started with</text:span><text:span text:style-name="T12"> </text:span><text:span text:style-name="T16">this tag. If you don’t wan’t to install work-queue and QA service, then remove this tag from web.xml</text:span></text:p>
      <text:p text:style-name="Text_20_body">***</text:p>
      <text:p text:style-name="Text_20_body"><text:span text:style-name="T13">&lt;session-timeout&gt; </text:span>tag is useful, if you want to increase the session life time. Session-timeout parameter shoes the number of minutes, how long the session is stored in the server.</text:p>
      <text:h text:style-name="P13" text:outline-level="3">Configuring the GDEM web application</text:h>
      <text:p text:style-name="Text_20_body"><text:span text:style-name="T1">GDEM has 4 properties files in </text:span><text:span text:style-name="T16">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55">/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12" office:value-type="string">
            <text:p text:style-name="Table_20_Contents">dd.rpcservice.name </text:p>
          </table:table-cell>
          <table:table-cell table:style-name="Table6.B12" office:value-type="string">
            <text:p text:style-name="Table_20_Contents">The Data Dictionary XML-RPC service name </text:p>
          </table:table-cell>
        </table:table-row>
      </table:table>
      <text:p text:style-name="Text_20_body"/>
      <text:list text:style-name="WW8Num30">
        <text:list-item text:start-value="1">
          <text:p text:style-name="P55">/WEB-INF/classes/uit.properties – contains reference to the XML/RPC service file and reference to the ACL folder. More details about this file in ACL chapter.</text:p>
        </text:list-item>
        <text:list-item>
          <text:p text:style-name="P55">/WEB-INF/classes/eionetdir.properties – contains LDAP service settings. More details about this file in ACL chapter.</text:p>
        </text:list-item>
        <text:list-item>
          <text:p text:style-name="P55">/WEB-INF/classes/log4j.properties – GDEM services logging settings</text:p>
        </text:list-item>
      </text:list>
      <text:p text:style-name="Text_20_body"><text:span text:style-name="T18">NB! Please for sure change the values of all </text:span><text:span text:style-name="T13">path</text:span><text:span text:style-name="T20"> properties according to your own directory structure!</text:span></text:p>
      <text:h text:style-name="P15" text:outline-level="4">Installing only Conversion or QA service</text:h>
      <text:p text:style-name="P59">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text:style-name="WW8Num4">
        <text:list-item>
          <text:p text:style-name="P60"><text:span text:style-name="T21">There exists a parameter called </text:span><text:span text:style-name="T20">gdem.services</text:span><text:span text:style-name="T21"> in </text:span><text:span text:style-name="T16">XMLCONV</text:span><text:span text:style-name="T21">_HOME/public/WEB-INF/classes/gdem.properties file. That parameter defines which services have been installed. The valid numeric values for that parameter are:</text:span></text:p>
        </text:list-item>
      </text:list>
      <text:p text:style-name="P14">1 – only Conversion Service has been installed</text:p>
      <text:p text:style-name="P14">2 – only QA Service has been installed</text:p>
      <text:p text:style-name="P14">3 – both services has been installed</text:p>
      <text:list text:style-name="WW8Num4" text:continue-numbering="true">
        <text:list-item>
          <text:p text:style-name="P60"><text:span text:style-name="T21">In </text:span><text:span text:style-name="T16">XMLCONV</text:span><text:span text:style-name="T21">_HOME/public/WEB-INF/web.xml change the following parameters according to the installed services:</text:span></text:p>
        </text:list-item>
        <text:list-item>
          <text:p text:style-name="P60">&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text:style-name="WW8Num4" text:continue-numbering="true">
        <text:list-item>
          <text:p text:style-name="P60">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60">&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39">WebForms repository </text:p>
        </text:list-item>
      </text:list>
      <text:list text:style-name="WW8Num35">
        <text:list-item text:start-value="1">
          <text:p text:style-name="P24">database for storing XForms and XML Schema mappings</text:p>
        </text:list-item>
        <text:list-item>
          <text:p text:style-name="P24">web-pages for opening, editing and saving the XML files from Reportek with XForms</text:p>
        </text:list-item>
        <text:list-item>
          <text:p text:style-name="P24">XML-RPC methods</text:p>
        </text:list-item>
      </text:list>
      <text:list text:style-name="WW8Num21">
        <text:list-item text:start-value="1">
          <text:p text:style-name="P39">WebForms Sandbox </text:p>
        </text:list-item>
      </text:list>
      <text:list text:style-name="WW8Num35">
        <text:list-item text:start-value="1">
          <text:p text:style-name="P24">folders for storing XForms, stylesheets and images</text:p>
        </text:list-item>
      </text:list>
      <text:list text:style-name="WW8Num21">
        <text:list-item text:start-value="1">
          <text:p text:style-name="P39">Chiba web-based XForms processor version 0.9.7.</text:p>
        </text:list-item>
      </text:list>
      <text:list text:style-name="WW8Num35">
        <text:list-item text:start-value="1">
          <text:p text:style-name="P24"><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6">In the following chapters the disribution's root directory </text:span><text:span text:style-name="T12">/webq</text:span><text:span text:style-name="T16">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6">GDEM WebQ Java source files are located in WEBQ_HOME/src directory. Since no built class files are offered with GDEM package, you must build them from source. It is recommended that for building you use Ap</text:span>ache Ant<text:span text:style-name="T16">. A short description about Ant tool is in chapter <text:s/></text:span><text:span text:style-name="T16"><text:bookmark-ref text:reference-format="chapter" text:ref-name="_Ref88971096">8.2.1</text:bookmark-ref></text:span><text:span text:style-name="T16"> </text:span><text:span text:style-name="T16"><text:bookmark-ref text:reference-format="text" text:ref-name="_Ref88971126">Installing GDEM and building Java source</text:bookmark-ref></text:span><text:span text:style-name="T16">. </text:span><text:span text:style-name="T1">Build.xml can be found from the root directory of WebQ service. The main target of the ant call is </text:span><text:span text:style-name="T9">install</text:span><text:span text:style-name="T1">, which should do the following – creates the folders, copies files and compiles all the classes. The parameter called </text:span><text:span text:style-name="T9">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text:span text:style-name="T24">An additional parameter during installation</text:span><text:span text:style-name="T1">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6">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13" text:outline-level="3">Setting up the GDEM WebQ service web</text:h>
      <text:p text:style-name="Text_20_body">GDEM WebQ web setup and configuration is to be written into 2 files:</text:p>
      <text:list text:style-name="WW8Num2">
        <text:list-item text:start-value="1">
          <text:p text:style-name="P50">server.xml file in TOMCAT_HOME/conf directory</text:p>
        </text:list-item>
        <text:list-item>
          <text:p text:style-name="P50">web.xml file in WEBQ_HOME/public/WEB-INF directory</text:p>
        </text:list-item>
      </text:list>
      <text:p text:style-name="Text_20_body"><text:span text:style-name="T16">The detailed descriptions of these files are in chapter </text:span><text:span text:style-name="T16"><text:bookmark-ref text:reference-format="chapter" text:ref-name="_Ref88974946">8.2.2</text:bookmark-ref></text:span><text:span text:style-name="T16"> </text:span><text:span text:style-name="T16"><text:bookmark-ref text:reference-format="text" text:ref-name="_Ref88974938">Setting up the GDEM services web</text:bookmark-ref></text:span><text:span text:style-name="T16">.</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13"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55">/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55">/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55">/WEB-INF/classes/uit.properties – contains reference to the XML/RPC service file and reference to the ACL folder. More details about this file in ACL chapter.</text:p>
        </text:list-item>
        <text:list-item>
          <text:p text:style-name="P55">/WEB-INF/classes/eionetdir.properties – contains LDAP service settings. More details about this file in ACL chapter.</text:p>
        </text:list-item>
        <text:list-item>
          <text:p text:style-name="P55">/WEB-INF/classes/log4j.properties – WebQ service logging settings</text:p>
        </text:list-item>
        <text:list-item>
          <text:p text:style-name="P55">/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3">appBase</text:span> attribute in <text:span text:style-name="T13">&lt;Host&gt;</text:span> tag), you should also specify as the root for Apache's web server.</text:p>
      <text:p text:style-name="Text_20_body">For that you have to make sure that the following lines are present in Apache's configuration file (usually located at <text:span text:style-name="T13">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3">/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converter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81">Copy the Eionet CA certificate from <text:a xlink:type="simple" xlink:href="http://www.eionet.europa.eu/certificates/eionet-ca.cer">http://www.eionet.europa.eu/certificates/eionet-ca.cer</text:a> to a temporary directory</text:p>
        </text:list-item>
        <text:list-item>
          <text:p text:style-name="P81">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Text_20_body"><text:span text:style-name="T16">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17">whatever</text:span><text:span text:style-name="T16">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17">eionetLoginCookieDomain</text:span><text:span text:style-name="T16">"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16">In order to control which users have access to which operations, GDEM uses </text:span><text:span text:style-name="T18">Access Control Lists</text:span><text:span text:style-name="T16"> (ACL). These are stored in *.acl files in </text:span><text:span text:style-name="T12">XMLCONV_HOME/acl or WEBQ_HOME/acl</text:span><text:span text:style-name="T16">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16">GDEM permissions are declared in </text:span><text:span text:style-name="T12">XMLCONV_HOME/acl/gdem.prms or WEBQ_HOME/acl/gdem.prms</text:span><text:span text:style-name="T16">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6">Note that </text:span><text:span text:style-name="T12">permission_identifier</text:span><text:span text:style-name="T16"> must contain no white space! </text:span><text:span text:style-name="T12">permission_description</text:span><text:span text:style-name="T16">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6">If you want access control by certain user groups you can define them in </text:span><text:span text:style-name="T12">GDME_HOME/acl/gdem.prms</text:span><text:span text:style-name="T16"> file.Each line declares one user group and must be formatted like this:</text:span></text:p>
      <text:p text:style-name="Example"><text:span text:style-name="Example">group_id:users_in_group</text:span></text:p>
      <text:p text:style-name="Text_20_body"><text:span text:style-name="T16">Note that </text:span><text:span text:style-name="T12">group_id</text:span><text:span text:style-name="T16"> must contain no white space and </text:span><text:span text:style-name="T12">users_in_group</text:span><text:span text:style-name="T16">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6">Now that the users, user groups and permissions are declared, you can start configuring ACL files in </text:span><text:span text:style-name="T12">XMLCONV_HOME/acl or WEBQ_HOME/acl</text:span><text:span text:style-name="T16">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83"><text:span text:style-name="T14">principal_type</text:span><text:span text:style-name="T23"> states weather this line concerns a concrete user or a user group. Respectively, its values can be </text:span><text:span text:style-name="T14">user</text:span><text:span text:style-name="T23"> or </text:span><text:span text:style-name="T14">localgroup</text:span><text:span text:style-name="T23">.</text:span></text:p>
        </text:list-item>
        <text:list-item>
          <text:p text:style-name="P83"><text:span text:style-name="T14">principal</text:span><text:span text:style-name="T23"> is the name of the user or the group which the line concerns. In the 1st case it must correspond to an existing user name in LDAP, in the 2nd case it must correspond to a group defined as was shown above.</text:span></text:p>
        </text:list-item>
        <text:list-item>
          <text:p text:style-name="P83"><text:span text:style-name="T14">permissions</text:span><text:span text:style-name="T23"> is the comma-delimited list of permission identifiers as declared in </text:span><text:span text:style-name="T14">XMLCONV_HOME/acl/gdem.prms or WEBQ_HOME/acl/gdem.prms</text:span><text:span text:style-name="T23"> file.</text:span></text:p>
        </text:list-item>
        <text:list-item>
          <text:p text:style-name="P83"><text:span text:style-name="T23">The lines terminated with </text:span><text:span text:style-name="T14">:doc</text:span><text:span text:style-name="T23">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4">:doc</text:span><text:span text:style-name="T23">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3">gdem_admin</text:span> has permissions <text:span text:style-name="T13">i,u,d,w.</text:span></text:p>
      <text:p text:style-name="Text_20_body">Line 2 states that user <text:span text:style-name="T13">user_name1</text:span> has permissions <text:span text:style-name="T13">i,u.</text:span></text:p>
      <text:p text:style-name="Text_20_body">Line 3 states that user <text:span text:style-name="T13">user_name2</text:span> has only permission <text:span text:style-name="T13">i.</text:span></text:p>
      <text:p text:style-name="Text_20_body">Line 4 states that objects’ owner will have <text:span text:style-name="T13">u</text:span> and <text:span text:style-name="T13">d</text:span> permissions on his/her objects<text:span text:style-name="T13">.</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3">XMLCONV_HOME/public/WEB-INF/classes/uit.properties or WEBQ_HOME/public/WEB-INF/classes/uit.properties</text:span><text:span text:style-name="T20"> </text:span>file. The properties you should check are <text:span text:style-name="T13">application.acl.folder</text:span>, <text:span text:style-name="T13">application.localgroups.file</text:span> and <text:span text:style-name="T13">application.permissions.file</text:span>. Also make sure that the settings for DB has been set up.</text:p>
      <text:p text:style-name="Text_20_body">Look at the file that came with GDEM package and it speaks for itself.</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8">…</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1</text:editing-cycles> <text:s text:c="2"/><text:modification-date style:data-style-name="N84">2008-02-01</text:modification-date><text:tab/><text:title>XMLCONV and WEBQ Installation Manual</text:title><text:tab/><text:span text:style-name="T1">Page </text:span><text:span text:style-name="T1"><text:page-number text:select-page="current">23</text:page-number></text:span><text:span text:style-name="T1"> of </text:span><text:span text:style-name="T1"><text:page-count style:num-format="1">2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and WEBQ Installation Manual</dc:title>
    <meta:initial-creator>Søren Roug</meta:initial-creator>
    <meta:creation-date>2006-10-24T10:31:23</meta:creation-date>
    <dc:date>2008-02-01T13:52:33</dc:date>
    <dc:language>en-GB</dc:language>
    <meta:editing-cycles>12</meta:editing-cycles>
    <meta:editing-duration>PT1H20M1S</meta:editing-duration>
    <meta:template xlink:type="simple" xlink:actuate="onRequest" xlink:href="../../../../../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6" meta:image-count="0" meta:object-count="0" meta:page-count="23" meta:paragraph-count="595" meta:word-count="6425" meta:character-count="41428"/>
  </office:meta>
</office:document-meta>
</file>